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rection="lt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WenQuanYi Zen Hei" style:font-name-complex="Lohit Hindi"/>
    </style:style>
    <style:style style:name="ce4" style:family="table-cell" style:parent-style-name="Default">
      <style:table-cell-properties style:glyph-orientation-vertical="0" style:direction="lt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name-asian="WenQuanYi Zen Hei" style:font-weight-asian="bold" style:font-name-complex="Lohit Hindi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WenQuanYi Zen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004cm" svg:height="9.01cm" svg:x="0.083cm" svg:y="14.721cm">
            <draw:object draw:notify-on-update-of-ranges="Sheet1.A30:Sheet1.A33 Sheet1.B30:Sheet1.B3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003cm" svg:height="9.01cm" svg:x="9.377cm" svg:y="1.77cm">
            <draw:object draw:notify-on-update-of-ranges="Sheet1.A8:Sheet1.A8 Sheet1.A13:Sheet1.A13 Sheet1.A19:Sheet1.A19 Sheet1.B8:Sheet1.B8 Sheet1.B13:Sheet1.B13 Sheet1.B19:Sheet1.B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Suorituskykytestaus DFS</text:p>
          </table:table-cell>
          <table:table-cell table:style-name="ce4" table:number-columns-repeated="1023"/>
        </table:table-row>
        <table:table-row table:style-name="ro2">
          <table:table-cell/>
          <table:table-cell table:style-name="ce5" office:value-type="string">
            <text:p>Algotitmi (ms)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 office:value-type="string">
            <text:p>Kun maali on sijoitettu diagonaalille, vastakkaiseen kulmaan</text:p>
          </table:table-cell>
          <table:table-cell table:style-name="ce5"/>
          <table:table-cell table:style-name="ce7"/>
          <table:table-cell table:number-columns-repeated="1021"/>
        </table:table-row>
        <table:table-row table:style-name="ro3">
          <table:table-cell table:style-name="ce2" office:value-type="string">
            <text:p>20*20 pikseliä</text:p>
          </table:table-cell>
          <table:table-cell/>
          <table:table-cell table:style-name="ce8"/>
          <table:table-cell table:number-columns-repeated="1021"/>
        </table:table-row>
        <table:table-row table:style-name="ro3">
          <table:table-cell office:value-type="string">
            <text:p>laby20x20</text:p>
          </table:table-cell>
          <table:table-cell office:value-type="float" office:value="11994">
            <text:p>11994</text:p>
          </table:table-cell>
          <table:table-cell table:number-columns-repeated="1022"/>
        </table:table-row>
        <table:table-row table:style-name="ro3">
          <table:table-cell office:value-type="string">
            <text:p>laby2</text:p>
          </table:table-cell>
          <table:table-cell office:value-type="float" office:value="2665">
            <text:p>2665</text:p>
          </table:table-cell>
          <table:table-cell table:number-columns-repeated="1022"/>
        </table:table-row>
        <table:table-row table:style-name="ro3">
          <table:table-cell office:value-type="string">
            <text:p>laby3</text:p>
          </table:table-cell>
          <table:table-cell office:value-type="float" office:value="16267">
            <text:p>16267</text:p>
          </table:table-cell>
          <table:table-cell table:number-columns-repeated="1022"/>
        </table:table-row>
        <table:table-row table:style-name="ro2">
          <table:table-cell office:value-type="string">
            <text:p>labyEiSeinia</text:p>
          </table:table-cell>
          <table:table-cell office:value-type="float" office:value="25103">
            <text:p>25103</text:p>
          </table:table-cell>
          <table:table-cell table:number-columns-repeated="1022"/>
        </table:table-row>
        <table:table-row table:style-name="ro2">
          <table:table-cell office:value-type="string">
            <text:p>labyMetsa</text:p>
          </table:table-cell>
          <table:table-cell office:value-type="float" office:value="22298">
            <text:p>2229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50*50 pikseliä</text:p>
          </table:table-cell>
          <table:table-cell table:number-columns-repeated="1023"/>
        </table:table-row>
        <table:table-row table:style-name="ro3">
          <table:table-cell office:value-type="string">
            <text:p>labyX50</text:p>
          </table:table-cell>
          <table:table-cell office:value-type="float" office:value="49939">
            <text:p>49939</text:p>
          </table:table-cell>
          <table:table-cell table:number-columns-repeated="1022"/>
        </table:table-row>
        <table:table-row table:style-name="ro3">
          <table:table-cell office:value-type="string">
            <text:p>labyX50-2</text:p>
          </table:table-cell>
          <table:table-cell office:value-type="float" office:value="44530">
            <text:p>44530</text:p>
          </table:table-cell>
          <table:table-cell table:number-columns-repeated="1022"/>
        </table:table-row>
        <table:table-row table:style-name="ro3">
          <table:table-cell office:value-type="string">
            <text:p>labyX50-3 (tyhjä kenttä)</text:p>
          </table:table-cell>
          <table:table-cell office:value-type="float" office:value="168128">
            <text:p>168128</text:p>
          </table:table-cell>
          <table:table-cell table:number-columns-repeated="1022"/>
        </table:table-row>
        <table:table-row table:style-name="ro3">
          <table:table-cell office:value-type="string">
            <text:p>labyX50-4 (satunnaiset kaaret)</text:p>
          </table:table-cell>
          <table:table-cell office:value-type="float" office:value="112506">
            <text:p>112506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labyX50-5 (metsä)</text:p>
          </table:table-cell>
          <table:table-cell office:value-type="float" office:value="165982">
            <text:p>165982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70*70 pikseliä</text:p>
          </table:table-cell>
          <table:table-cell table:number-columns-repeated="1023"/>
        </table:table-row>
        <table:table-row table:style-name="ro3">
          <table:table-cell office:value-type="string">
            <text:p>labyx70</text:p>
          </table:table-cell>
          <table:table-cell office:value-type="float" office:value="40607">
            <text:p>40607</text:p>
          </table:table-cell>
          <table:table-cell table:number-columns-repeated="1022"/>
        </table:table-row>
        <table:table-row table:style-name="ro3">
          <table:table-cell office:value-type="string">
            <text:p>labyX70-2</text:p>
          </table:table-cell>
          <table:table-cell office:value-type="float" office:value="258026">
            <text:p>258026</text:p>
          </table:table-cell>
          <table:table-cell table:number-columns-repeated="1022"/>
        </table:table-row>
        <table:table-row table:style-name="ro3">
          <table:table-cell office:value-type="string">
            <text:p>labyX70-3 (tyhjä kenttä)</text:p>
          </table:table-cell>
          <table:table-cell office:value-type="float" office:value="333565">
            <text:p>333565</text:p>
          </table:table-cell>
          <table:table-cell table:number-columns-repeated="1022"/>
        </table:table-row>
        <table:table-row table:style-name="ro3">
          <table:table-cell office:value-type="string">
            <text:p>labyX70-4 (satunnaiset kaaret)</text:p>
          </table:table-cell>
          <table:table-cell office:value-type="float" office:value="318916">
            <text:p>318916</text:p>
          </table:table-cell>
          <table:table-cell table:number-columns-repeated="1022"/>
        </table:table-row>
        <table:table-row table:style-name="ro3">
          <table:table-cell office:value-type="string">
            <text:p>labyX70-5 (metsä)</text:p>
          </table:table-cell>
          <table:table-cell office:value-type="float" office:value="315127">
            <text:p>315127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100*100 pikseliä</text:p>
          </table:table-cell>
          <table:table-cell table:number-columns-repeated="1023"/>
        </table:table-row>
        <table:table-row table:style-name="ro3">
          <table:table-cell office:value-type="string">
            <text:p>labyX100</text:p>
          </table:table-cell>
          <table:table-cell office:value-type="float" office:value="77431">
            <text:p>77431</text:p>
          </table:table-cell>
          <table:table-cell table:number-columns-repeated="1022"/>
        </table:table-row>
        <table:table-row table:style-name="ro3">
          <table:table-cell office:value-type="string">
            <text:p>labyX100-2</text:p>
          </table:table-cell>
          <table:table-cell office:value-type="float" office:value="398140">
            <text:p>398140</text:p>
          </table:table-cell>
          <table:table-cell table:number-columns-repeated="1022"/>
        </table:table-row>
        <table:table-row table:style-name="ro3">
          <table:table-cell office:value-type="string">
            <text:p>labyX100-3 (tyhjä kenttä)</text:p>
          </table:table-cell>
          <table:table-cell office:value-type="string">
            <text:p>STACK OVERFLOW</text:p>
          </table:table-cell>
          <table:table-cell table:number-columns-repeated="1022"/>
        </table:table-row>
        <table:table-row table:style-name="ro3">
          <table:table-cell office:value-type="string">
            <text:p>labyX100-4 (satunnaiset kaaret)</text:p>
          </table:table-cell>
          <table:table-cell office:value-type="string">
            <text:p>STACK OVERFLOW</text:p>
          </table:table-cell>
          <table:table-cell table:number-columns-repeated="1022"/>
        </table:table-row>
        <table:table-row table:style-name="ro3">
          <table:table-cell office:value-type="string">
            <text:p>labyX100-5 (metsä)</text:p>
          </table:table-cell>
          <table:table-cell office:value-type="string">
            <text:p>STACK OVERFLOW</text:p>
          </table:table-cell>
          <table:table-cell table:number-columns-repeated="1022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ce2" office:value-type="string">
            <text:p>Kun maali on suoralla linjalla vastakkaisella sivulla, ja välissä on vain yksi, viiden pikselin kokoinen este</text:p>
          </table:table-cell>
          <table:table-cell table:style-name="Default" table:number-columns-repeated="2"/>
          <table:table-cell table:number-columns-repeated="1021"/>
        </table:table-row>
        <table:table-row table:style-name="ro3">
          <table:table-cell office:value-type="string">
            <text:p>laby20Suora</text:p>
          </table:table-cell>
          <table:table-cell office:value-type="float" office:value="3085">
            <text:p>3085</text:p>
          </table:table-cell>
          <table:table-cell table:number-columns-repeated="1022"/>
        </table:table-row>
        <table:table-row table:style-name="ro3">
          <table:table-cell office:value-type="string">
            <text:p>laby50Suora</text:p>
          </table:table-cell>
          <table:table-cell office:value-type="float" office:value="7574">
            <text:p>7574</text:p>
          </table:table-cell>
          <table:table-cell table:number-columns-repeated="1022"/>
        </table:table-row>
        <table:table-row table:style-name="ro3">
          <table:table-cell office:value-type="string">
            <text:p>laby70Suora</text:p>
          </table:table-cell>
          <table:table-cell office:value-type="float" office:value="10800">
            <text:p>10800</text:p>
          </table:table-cell>
          <table:table-cell table:number-columns-repeated="1022"/>
        </table:table-row>
        <table:table-row table:style-name="ro3">
          <table:table-cell office:value-type="string">
            <text:p>laby100Suora</text:p>
          </table:table-cell>
          <table:table-cell office:value-type="float" office:value="15428">
            <text:p>15428</text:p>
          </table:table-cell>
          <table:table-cell table:number-columns-repeated="1022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Efimova</meta:initial-creator>
    <meta:creation-date>2013-08-26T09:57:43</meta:creation-date>
    <dc:date>2013-08-26T15:24:25</dc:date>
    <dc:creator>Maria Efimova</dc:creator>
    <meta:editing-duration>PT1H12M56S</meta:editing-duration>
    <meta:editing-cycles>11</meta:editing-cycles>
    <meta:generator>LibreOffice/3.5$Linux_X86_64 LibreOffice_project/350m1$Build-2</meta:generator>
    <meta:document-statistic meta:table-count="3" meta:cell-count="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5cm" svg:height="9.011cm" xlink:href=".." xlink:type="simple" chart:class="chart:line" chart:style-name="ch1">
        <chart:legend chart:legend-position="end" svg:x="13.153cm" svg:y="4.206cm" style:legend-expansion="high" chart:style-name="ch2"/>
        <chart:plot-area chart:style-name="ch3" table:cell-range-address="Sheet1.A30:Sheet1.B33" chart:data-source-has-labels="column" svg:x="0.77cm" svg:y="0.855cm" svg:width="11.743cm" svg:height="7.556cm">
          <chartooo:coordinate-region svg:x="1.947cm" svg:y="1.054cm" svg:width="9.519cm" svg:height="6.71cm"/>
          <chart:axis chart:dimension="x" chart:name="primary-x" chart:style-name="ch4" chartooo:axis-type="auto">
            <chartooo:date-scale/>
            <chart:categories table:cell-range-address="Sheet1.A30:Sheet1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0:Sheet1.B33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laby20Suora</text:p>
                <draw:g>
                  <svg:desc>Sheet1.A30:Sheet1.A33</svg:desc>
                </draw:g>
              </table:table-cell>
              <table:table-cell office:value-type="float" office:value="3085">
                <text:p>3085</text:p>
                <draw:g>
                  <svg:desc>Sheet1.B30:Sheet1.B33</svg:desc>
                </draw:g>
              </table:table-cell>
            </table:table-row>
            <table:table-row>
              <table:table-cell office:value-type="string">
                <text:p>laby50Suora</text:p>
              </table:table-cell>
              <table:table-cell office:value-type="float" office:value="7574">
                <text:p>7574</text:p>
              </table:table-cell>
            </table:table-row>
            <table:table-row>
              <table:table-cell office:value-type="string">
                <text:p>laby70Suora</text:p>
              </table:table-cell>
              <table:table-cell office:value-type="float" office:value="10800">
                <text:p>10800</text:p>
              </table:table-cell>
            </table:table-row>
            <table:table-row>
              <table:table-cell office:value-type="string">
                <text:p>laby100Suora</text:p>
              </table:table-cell>
              <table:table-cell office:value-type="float" office:value="15428">
                <text:p>154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11cm" xlink:href=".." xlink:type="simple" chart:class="chart:line" chart:style-name="ch1">
        <chart:legend chart:legend-position="end" svg:x="11.3cm" svg:y="4.206cm" style:legend-expansion="high" chart:style-name="ch2"/>
        <chart:plot-area chart:style-name="ch3" table:cell-range-address="Sheet1.A8:Sheet1.B8 Sheet1.A13:Sheet1.B13 Sheet1.A19:Sheet1.B19" chart:data-source-has-labels="column" svg:x="0.77cm" svg:y="0.855cm" svg:width="9.89cm" svg:height="7.556cm">
          <chartooo:coordinate-region svg:x="2.132cm" svg:y="1.054cm" svg:width="6.701cm" svg:height="6.312cm"/>
          <chart:axis chart:dimension="x" chart:name="primary-x" chart:style-name="ch4" chartooo:axis-type="auto">
            <chartooo:date-scale/>
            <chart:categories table:cell-range-address="Sheet1.A8:Sheet1.A8 Sheet1.A13:Sheet1.A13 Sheet1.A19:Sheet1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8:Sheet1.B8 Sheet1.B13:Sheet1.B13 Sheet1.B19:Sheet1.B19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abyEiSeinia</text:p>
                <draw:g>
                  <svg:desc>Sheet1.A8:Sheet1.A8 Sheet1.A13:Sheet1.A13 Sheet1.A19:Sheet1.A19</svg:desc>
                </draw:g>
              </table:table-cell>
              <table:table-cell office:value-type="float" office:value="25103">
                <text:p>25103</text:p>
                <draw:g>
                  <svg:desc>Sheet1.B8:Sheet1.B8 Sheet1.B13:Sheet1.B13 Sheet1.B19:Sheet1.B19</svg:desc>
                </draw:g>
              </table:table-cell>
            </table:table-row>
            <table:table-row>
              <table:table-cell office:value-type="string">
                <text:p>labyX50-3 (tyhjä kenttä)</text:p>
              </table:table-cell>
              <table:table-cell office:value-type="float" office:value="168128">
                <text:p>168128</text:p>
              </table:table-cell>
            </table:table-row>
            <table:table-row>
              <table:table-cell office:value-type="string">
                <text:p>labyX70-3 (tyhjä kenttä)</text:p>
              </table:table-cell>
              <table:table-cell office:value-type="float" office:value="333565">
                <text:p>3335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